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in" fo:margin-right="0in" fo:margin-top="0.3335in" fo:margin-bottom="0.0835in" style:contextual-spacing="false" fo:line-height="138%" fo:text-indent="0in" style:auto-text-indent="false" style:writing-mode="lr-tb"/>
    </style:style>
    <style:style style:name="P2" style:family="paragraph" style:parent-style-name="Heading_20_3">
      <style:paragraph-properties fo:margin-left="0in" fo:margin-right="0in" fo:margin-top="0.1945in" fo:margin-bottom="0.055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style:text-blinking="false" fo:background-color="transparent"/>
    </style:style>
    <style:style style:name="P3" style:family="paragraph" style:parent-style-name="Heading_20_4">
      <style:paragraph-properties fo:margin-left="0in" fo:margin-right="0in" fo:margin-top="0.1665in" fo:margin-bottom="0.028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left="0in" fo:margin-right="0in" fo:margin-top="0.1665in" fo:margin-bottom="0.16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0in" fo:margin-right="0in" fo:margin-top="0.1945in" fo:margin-bottom="0.055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officeooo:rsid="001e7d9d" officeooo:paragraph-rsid="001e7d9d" style:text-blinking="false" fo:background-color="transparent"/>
    </style:style>
    <style:style style:name="P6" style:family="paragraph" style:parent-style-name="Text_20_body">
      <style:paragraph-properties fo:margin-left="0in" fo:margin-right="0in" fo:margin-top="0.3335in" fo:margin-bottom="0.0835in" style:contextual-spacing="false" fo:line-height="138%" fo:text-indent="0in" style:auto-text-indent="false" style:writing-mode="lr-tb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in" fo:margin-bottom="0in" style:contextual-spacing="false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in" fo:margin-bottom="0in" style:contextual-spacing="false"/>
    </style:style>
    <style:style style:name="T1" style:family="text">
      <style:text-properties officeooo:rsid="001e7d9d"/>
    </style:style>
    <style:style style:name="T2" style:family="text">
      <style:text-properties officeooo:rsid="001ec11f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xtra Lab Report</text:h>
      <text:h text:style-name="Heading_20_3" text:outline-level="3">Progress Overview</text:h>
      <text:list text:style-name="L2">
        <text:list-item>
          <text:p text:style-name="P9"><text:span text:style-name="Strong_20_Emphasis">Exploring the QIDK Kit &amp; Camera Module</text:span><text:line-break/>The project started with research on the Qualcomm QIDK kit, successfully setting up the camera module to capture images for testing.</text:p>
        </text:list-item>
        <text:list-item>
          <text:p text:style-name="P9"><text:span text:style-name="Strong_20_Emphasis">Model Deployment</text:span></text:p>
          <text:list>
            <text:list-item>
              <text:p text:style-name="P10"><text:span text:style-name="Strong_20_Emphasis">Model Conversion to ONNX</text:span>: The PyTorch model was converted to ONNX format, which keeps the model structure intact across different frameworks.</text:p>
            </text:list-item>
            <text:list-item>
              <text:p text:style-name="P10"><text:span text:style-name="Strong_20_Emphasis">ONNX to DLC Conversion</text:span>: Using Qualcomm's SNPE tool, the ONNX model was converted to DLC format, optimized for Qualcomm hardware.</text:p>
            </text:list-item>
            <text:list-item>
              <text:p text:style-name="P10"><text:span text:style-name="Strong_20_Emphasis">Model Quantization</text:span>: The DLC model was quantized to make it faster and more efficient for use on edge devices, with minimal accuracy loss.</text:p>
            </text:list-item>
            <text:list-item>
              <text:p text:style-name="P10"><text:span text:style-name="Strong_20_Emphasis">Input Data Preparation</text:span>: Images were converted into .raw format to be compatible with the QIDK kit for testing.</text:p>
            </text:list-item>
            <text:list-item>
              <text:p text:style-name="P10"><text:span text:style-name="Strong_20_Emphasis">Deployment on QIDK Kit</text:span>: The model and input images were uploaded to the QIDK kit, but the model didn’t work as expected during testing.</text:p>
            </text:list-item>
            <text:list-item>
              <text:p text:style-name="P10"><text:span text:style-name="Strong_20_Emphasis">Troubleshooting</text:span>: The issue could be due to data compatibility or hardware-specific problems, and further testing is needed to find the solution.</text:p>
            </text:list-item>
          </text:list>
        </text:list-item>
        <text:list-item>
          <text:p text:style-name="P9"><text:span text:style-name="Strong_20_Emphasis">Dataset Expansion</text:span> The dataset was expanded by collecting more images and adding new categories, like "battery," to improve the model's ability to recognize different objects in real-world scenarios.</text:p>
        </text:list-item>
        <text:list-item>
          <text:p text:style-name="P9"><text:span text:style-name="Strong_20_Emphasis">Validation &amp; Testing</text:span> After each model update, validation and testing were done to ensure accuracy and proper functioning. More testing is needed to confirm the model works well after deployment steps.</text:p>
        </text:list-item>
        <text:list-item>
          <text:p text:style-name="P9"><text:span text:style-name="Strong_20_Emphasis">Increased Annotations</text:span> More data annotations were added to make the model more robust. With better-labeled data, the model can improve its accuracy, especially for real-time tasks.</text:p>
        </text:list-item>
      </text:list>
      <text:h text:style-name="Heading_20_3" text:outline-level="3">Conclusion</text:h>
      <text:p text:style-name="Text_20_body">Despite issues with deployment, progress was made in expanding the dataset, adding new classes, and improving annotations. Further troubleshooting will help fix the inference issue on the QIDK kit.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6T20:49:44.365702610</meta:creation-date>
    <dc:date>2024-10-06T21:07:00.021912546</dc:date>
    <meta:editing-duration>PT5M4S</meta:editing-duration>
    <meta:editing-cycles>1</meta:editing-cycles>
    <meta:document-statistic meta:table-count="0" meta:image-count="0" meta:object-count="0" meta:page-count="1" meta:paragraph-count="15" meta:word-count="288" meta:character-count="1815" meta:non-whitespace-character-count="1553"/>
    <meta:generator>LibreOffice/24.2.5.2$Linux_X86_64 LibreOffice_project/420$Build-2</meta:generator>
  </office:meta>
</office:document-meta>
</file>